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1" table:default-cell-style-name="ce4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Opcode</text:p>
          </table:table-cell>
          <table:table-cell table:style-name="ce3" office:value-type="string" calcext:value-type="string">
            <text:p>Subcod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Implemented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control.html#v_opnwk" xlink:type="simple">v_opnwk</text:a>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control.html#v_clswk" xlink:type="simple">v_clswk</text:a>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control.html#v_clrwk" xlink:type="simple">v_clrwk</text:a>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control.html#v_updwk" xlink:type="simple">v_updwk</text:a>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escape.html" xlink:type="simple">Escape functions</text:a>: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<text:a xlink:href="https://freemint.github.io/tos.hyp/en/vdi_escape.html#vq_chcells" xlink:type="simple">vq_chcells</text:a>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<text:a xlink:href="https://freemint.github.io/tos.hyp/en/vdi_escape.html#v_exit_cur" xlink:type="simple">v_exit_cur</text:a>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<text:a xlink:href="https://freemint.github.io/tos.hyp/en/vdi_escape.html#v_enter_cur" xlink:type="simple">v_enter_cur</text:a>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<text:a xlink:href="https://freemint.github.io/tos.hyp/en/vdi_escape.html#v_curup" xlink:type="simple">v_curup</text:a>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<text:a xlink:href="https://freemint.github.io/tos.hyp/en/vdi_escape.html#v_curdown" xlink:type="simple">v_curdown</text:a>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<text:a xlink:href="https://freemint.github.io/tos.hyp/en/vdi_escape.html#v_curright" xlink:type="simple">v_curright</text:a>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<text:a xlink:href="https://freemint.github.io/tos.hyp/en/vdi_escape.html#v_curleft" xlink:type="simple">v_curleft</text:a>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<text:a xlink:href="https://freemint.github.io/tos.hyp/en/vdi_escape.html#v_curhome" xlink:type="simple">v_curhome</text:a>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<text:a xlink:href="https://freemint.github.io/tos.hyp/en/vdi_escape.html#v_eeos" xlink:type="simple">v_eeos</text:a>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<text:a xlink:href="https://freemint.github.io/tos.hyp/en/vdi_escape.html#v_eeol" xlink:type="simple">v_eeol</text:a>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<text:a xlink:href="https://freemint.github.io/tos.hyp/en/vdi_escape.html#v_curaddress" xlink:type="simple">v_curaddress</text:a>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<text:a xlink:href="https://freemint.github.io/tos.hyp/en/vdi_escape.html#v_curtext" xlink:type="simple">v_curtext</text:a>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<text:a xlink:href="https://freemint.github.io/tos.hyp/en/vdi_escape.html#vq_curaddress" xlink:type="simple">vq_curaddress</text:a>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<text:a xlink:href="https://freemint.github.io/tos.hyp/en/vdi_escape.html#v_dspcur" xlink:type="simple">v_dspcur</text:a>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<text:a xlink:href="https://freemint.github.io/tos.hyp/en/vdi_escape.html#v_rmcur" xlink:type="simple">v_rmcur</text:a>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output.html#v_pline" xlink:type="simple">v_pline</text:a>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output.html#v_pmarker" xlink:type="simple">v_pmarker</text:a>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output.html#v_gtext" xlink:type="simple">v_gtext</text:a></text:p>
          </table:table-cell>
          <table:table-cell office:value-type="string" calcext:value-type="string">
            <text:p>yes with limitatio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output.html#v_fillarea" xlink:type="simple">v_fillarea</text:a>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output.html" xlink:type="simple">Output functions</text:a>: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<text:a xlink:href="https://freemint.github.io/tos.hyp/en/vdi_output.html#v_bar" xlink:type="simple">v_bar</text:a>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style-name="ce2"/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<text:a xlink:href="https://freemint.github.io/tos.hyp/en/vdi_output.html#v_arc" xlink:type="simple">v_arc</text:a>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<text:a xlink:href="https://freemint.github.io/tos.hyp/en/vdi_output.html#v_pieslice" xlink:type="simple">v_pieslice</text:a>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<text:a xlink:href="https://freemint.github.io/tos.hyp/en/vdi_output.html#v_circle" xlink:type="simple">v_circle</text:a>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<text:a xlink:href="https://freemint.github.io/tos.hyp/en/vdi_output.html#v_ellipse" xlink:type="simple">v_ellipse</text:a>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<text:a xlink:href="https://freemint.github.io/tos.hyp/en/vdi_output.html#v_ellarc" xlink:type="simple">v_ellarc</text:a>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<text:a xlink:href="https://freemint.github.io/tos.hyp/en/vdi_output.html#v_ellpie" xlink:type="simple">v_ellpie</text:a>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<text:a xlink:href="https://freemint.github.io/tos.hyp/en/vdi_output.html#v_rbox" xlink:type="simple">v_rbox</text:a>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<text:a xlink:href="https://freemint.github.io/tos.hyp/en/vdi_output.html#v_rfbox" xlink:type="simple">v_rfbox</text:a>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<text:a xlink:href="https://freemint.github.io/tos.hyp/en/vdi_output.html#v_justified" xlink:type="simple">v_justified</text:a>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attribute.html#vst_height" xlink:type="simple">vst_height</text:a>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t tested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attribute.html#vs_color" xlink:type="simple">vs_color</text:a>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attribute.html#vsl_type" xlink:type="simple">vsl_type</text:a>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attribute.html#vsl_color" xlink:type="simple">vsl_color</text:a>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attribute.html#vsm_type" xlink:type="simple">vsm_type</text:a>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attribute.html#vsm_color" xlink:type="simple">vsm_color</text:a>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attribute.html#vst_font" xlink:type="simple">vst_font</text:a>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attribute.html#vst_color" xlink:type="simple">vst_color</text:a>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attribute.html#vsf_interior" xlink:type="simple">vsf_interior</text:a>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attribute.html#vsf_style" xlink:type="simple">vsf_style</text:a>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attribute.html#vsf_color" xlink:type="simple">vsf_color</text:a>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inquire.html#vq_color" xlink:type="simple">vq_color</text:a>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input.html#vrq_locator" xlink:type="simple">vrq_locator</text:a>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input.html#vrq_string" xlink:type="simple">vrq_string</text:a>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attribute.html#vswr_mode" xlink:type="simple">vswr_mode</text:a>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input.html#vsin_mode" xlink:type="simple">vsin_mode</text:a>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inquire.html#vql_attributes" xlink:type="simple">vql_attributes</text:a>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inquire.html#vqm_attributes" xlink:type="simple">vqm_attributes</text:a>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inquire.html#vqf_attributes" xlink:type="simple">vqf_attributes</text:a>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inquire.html#vqt_attributes" xlink:type="simple">vqt_attributes</text:a>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attribute.html#vst_alignment" xlink:type="simple">vst_alignment</text:a>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control.html#v_opnvwk" xlink:type="simple">v_opnvwk</text:a>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control.html#v_clsvwk" xlink:type="simple">v_clsvwk</text:a></text:p>
          </table:table-cell>
          <table:table-cell table:number-columns-repeated="2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inquire.html#vq_extnd" xlink:type="simple">vq_extnd</text:a>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attribute.html#vsf_perimeter" xlink:type="simple">vsf_perimeter</text:a>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attribute.html#vst_effects" xlink:type="simple">vst_effects</text:a>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attribute.html#vst_point" xlink:type="simple">vst_point</text:a></text:p>
          </table:table-cell>
          <table:table-cell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attribute.html#vsl_ends" xlink:type="simple">vsl_ends</text:a>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raster.html#vro_cpyfm" xlink:type="simple">vro_cpyfm</text:a>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raster.html#vr_trnfm" xlink:type="simple">vr_trnfm</text:a>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input.html#vsc_form" xlink:type="simple">vsc_form</text:a>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attribute.html#vsf_udpat" xlink:type="simple">vsf_udpat</text:a></text:p>
          </table:table-cell>
          <table:table-cell table:number-columns-repeated="2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attribute.html#vsl_udsty" xlink:type="simple">vsl_udsty</text:a>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output.html#vr_recfl" xlink:type="simple">vr_recfl</text:a></text:p>
          </table:table-cell>
          <table:table-cell table:number-columns-repeated="2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inquire.html#vqin_mode" xlink:type="simple">vqin_mode</text:a></text:p>
          </table:table-cell>
          <table:table-cell table:number-columns-repeated="2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inquire.html#vqt_extent" xlink:type="simple">vqt_extent</text:a></text:p>
          </table:table-cell>
          <table:table-cell table:number-columns-repeated="2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inquire.html#vqt_width" xlink:type="simple">vqt_width</text:a></text:p>
          </table:table-cell>
          <table:table-cell table:number-columns-repeated="2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input.html#vex_timv" xlink:type="simple">vex_timv</text:a></text:p>
          </table:table-cell>
          <table:table-cell table:number-columns-repeated="2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raster.html#vrt_cpyfm" xlink:type="simple">vrt_cpyfm</text:a></text:p>
          </table:table-cell>
          <table:table-cell table:number-columns-repeated="2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input.html#v_show_c" xlink:type="simple">v_show_c</text:a></text:p>
          </table:table-cell>
          <table:table-cell table:number-columns-repeated="2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input.html#v_hide_c" xlink:type="simple">v_hide_c</text:a></text:p>
          </table:table-cell>
          <table:table-cell table:number-columns-repeated="2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input.html#vq_mouse" xlink:type="simple">vq_mouse</text:a>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input.html#vex_butv" xlink:type="simple">vex_butv</text:a></text:p>
          </table:table-cell>
          <table:table-cell table:number-columns-repeated="2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input.html#vex_motv" xlink:type="simple">vex_motv</text:a>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input.html#vex_curv" xlink:type="simple">vex_curv</text:a></text:p>
          </table:table-cell>
          <table:table-cell table:number-columns-repeated="2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input.html#vq_key_s" xlink:type="simple">vq_key_s</text:a></text:p>
          </table:table-cell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control.html#vs_clip" xlink:type="simple">vs_clip</text:a>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inquire.html#vqt_name" xlink:type="simple">vqt_name</text:a>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<text:a xlink:href="https://freemint.github.io/tos.hyp/en/vdi_inquire.html#vqt_fontinfo" xlink:type="simple">vqt_fontinfo</text:a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2T20:47:05.709000000</meta:creation-date>
    <dc:date>2022-11-21T20:58:59.038000000</dc:date>
    <meta:editing-duration>P7DT1H12M39S</meta:editing-duration>
    <meta:editing-cycles>3</meta:editing-cycles>
    <meta:generator>LibreOffice/7.3.4.2$Windows_X86_64 LibreOffice_project/728fec16bd5f605073805c3c9e7c4212a0120dc5</meta:generator>
    <meta:document-statistic meta:table-count="1" meta:cell-count="253" meta:object-count="0"/>
  </office:meta>
</office:document-meta>
</file>